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language="nb" fo:country="NO" officeooo:rsid="00105e00" officeooo:paragraph-rsid="00105e00"/>
    </style:style>
    <style:style style:name="P2" style:family="paragraph" style:parent-style-name="Standard">
      <style:text-properties fo:language="nb" fo:country="NO" officeooo:rsid="00138a67" officeooo:paragraph-rsid="00138a67"/>
    </style:style>
    <style:style style:name="P3" style:family="paragraph" style:parent-style-name="Standard">
      <style:text-properties fo:language="nb" fo:country="NO" fo:font-weight="bold" officeooo:rsid="001555a4" officeooo:paragraph-rsid="001555a4" style:font-weight-asian="bold" style:font-weight-complex="bold"/>
    </style:style>
    <style:style style:name="P4" style:family="paragraph" style:parent-style-name="Standard">
      <style:text-properties fo:language="nb" fo:country="NO" officeooo:rsid="001555a4" officeooo:paragraph-rsid="001555a4"/>
    </style:style>
    <style:style style:name="P5" style:family="paragraph" style:parent-style-name="Standard">
      <style:text-properties fo:language="nb" fo:country="NO" officeooo:rsid="0018aaec" officeooo:paragraph-rsid="0018aaec"/>
    </style:style>
    <style:style style:name="T1" style:family="text">
      <style:text-properties fo:font-weight="bold" style:font-weight-asian="bold" style:font-weight-complex="bold"/>
    </style:style>
    <style:style style:name="T2" style:family="text">
      <style:text-properties officeooo:rsid="00112d19"/>
    </style:style>
    <style:style style:name="T3" style:family="text">
      <style:text-properties officeooo:rsid="001555a4"/>
    </style:style>
    <style:style style:name="T4" style:family="text">
      <style:text-properties officeooo:rsid="001a01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pg 1)</text:p>
      <text:p text:style-name="P1"/>
      <text:p text:style-name="P1"><text:span text:style-name="T1">Hosting</text:span><text:line-break/>anbefaler at bedriften ordner skybasert hosting. Lokal hosting hadde kanskje vært tryggere i mange tilfeller, men her er det sagt at bedriften ofte er utsatt for angrep så det er lurt å ha det eksternt. I tillegg til at det kan være tryggere i dette tilfellet, er det også mye enklere for en liten bedrift som kanskje bare har en IKT-ansvarlig. Da er det hosting providern som må løse server problemer, og ikke stakkars Bjørk-Magne som er IKT-ansvarlig i bedriften. <text:span text:style-name="T2">Det er en relativt liten og lokal bedrift, så trafikken på nettsiden blir jo ikke altfor stor. Kanskje maksimum 200-300 visitors samtidig vil jeg tenke meg. Skybasert hosting vil være det beste valget her. </text:span></text:p>
      <text:p text:style-name="P1"/>
      <text:p text:style-name="P2">Prototype: <text:a xlink:type="simple" xlink:href="https://www.figma.com/design/bTInorp6IvOrh5eeJD8LXj/Untitled?node-id=0-1&amp;t=mWAqjSwZ0s4AGiTF-1" text:style-name="Internet_20_link" text:visited-style-name="Visited_20_Internet_20_Link">https://www.figma.com/design/bTInorp6IvOrh5eeJD8LXj/Untitled?node-id=0-1&amp;t=mWAqjSwZ0s4AGiTF-1</text:a></text:p>
      <text:p text:style-name="P2"/>
      <text:p text:style-name="P2">Oppg 2)</text:p>
      <text:p text:style-name="P3">Support</text:p>
      <text:p text:style-name="P2">siden supporten ser ut til å ta lang tid, anbefaler jeg å enten opprette et eget, eller ta i bruk et sakssystem <text:span text:style-name="T3">der ansatte som trenger hjelp kan sende inn en sak. I saken skriver de hva det handler om, hvor mye det haster, hvordan type problem det er, etc. </text:span><text:span text:style-name="T4">Og man skal også kunne se tidligere saker for å se om problemet en har, kanskje allerede har en løsning. </text:span><text:span text:style-name="T3">Et slik sakssystem lar supporten sortere etter spesifikke saker og kommentere eller fullføre dem effektivt og på kortest mulig tid.</text:span></text:p>
      <text:p text:style-name="P2"/>
      <text:p text:style-name="P3">Screen share</text:p>
      <text:p text:style-name="P4">siden det sto at det kun var en simpel HDMI kabel på hvert møterom, foreslår jeg først å fremst å ha en hubsystem der det er koblet til 3-4 USB-C kabler til en hub, og huben er tilkoblet skjermen. Om det er nødvendig, kan det også skaffes et wireless screensharing system, der man kobler enheten til en dongle og donglen er tilkoblet skjermen/huben trådløs. Og for å sikre at selv de på kontoret som ikke har en doktorgrad innen IT, kan koble seg til, anbefaler jeg også å lage en kort og simpel guide som kan skrives ut og plasseres en synlig plass inne på møterommet.</text:p>
      <text:p text:style-name="P4"/>
      <text:p text:style-name="P4">Oppg 3)</text:p>
      <text:p text:style-name="P5">siden det blir påstått at det er en del angrep mot nettverket, anbefaler jeg sterkt å segmentere nettverket. Ha ett internt nettverk som ikke har tilgang til internettet og på dette kan sensitive filer og lignende sendes mellom ansatte på nettverket. Det anbefales også å få et serverrom der nettverksutstyr og servere kan være. Om bedriften ikke allerede har en brannmur, burde de skaffe seg det og <text:span text:style-name="T4">k</text:span>onfigurere relativt stramme firewall policies, slik at ingen uønskede aktører kommer seg inn. En annen endring fra det originale nettverket er at ikke alle kontor trenger sin egen AP. Om det er mulighet, burde så mange enheter som mulig, være tilkoblet fysisk via ethernet kabel, <text:span text:style-name="T4">gjennom ethernet portene på veggene</text:span>. Så setter man opp 3-4 Aper slik at de dekker hele kontoret.<text:line-break/><text:line-break/><text:span text:style-name="T4">Dessuten er det ikke lurt å ha ruteren og lignende kritisk utstyr stående i fellesarealet, der alle kan komme til. Heller gjør enten stillerommet til teknisk rom, eller evt. gjør det gigantiske toaletett litt mindre.</text:span></text:p>
      <text:p text:style-name="P5"/>
      <text:p text:style-name="P4">Oppg 4)</text:p>
      <text:p text:style-name="P4">anbefaler å legge vaskehallen i bedriftsystemet som brukes fra før (teams, confluence, google, etc). Man legger det bare inn på samme måte som et møterom også kan alle som har tilgang til det få se «kalenderen» til vaskehallen, og se når den er ledig og kan bookes. I kalenderen vil man også kunne se av hvem og når den er booket. Dette gjør det enkelt å vite når den er oppatatt og om det skulle være en <text:soft-page-break/>«nødsituasjon», er det enkelt å spørre den som har booket den, om det er mulig å bytte tider eller noe lignen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HarmonyOS Sans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HarmonyOS Sans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HarmonyOS Sans SC" style:font-family-asian="'HarmonyOS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0:51:22.944202636</meta:creation-date>
    <dc:date>2025-03-18T15:11:56.320132980</dc:date>
    <meta:editing-duration>PT1H36M40S</meta:editing-duration>
    <meta:editing-cycles>4</meta:editing-cycles>
    <meta:generator>LibreOffice/24.8.5.2$Linux_X86_64 LibreOffice_project/480$Build-2</meta:generator>
    <meta:document-statistic meta:table-count="0" meta:image-count="0" meta:object-count="0" meta:page-count="2" meta:paragraph-count="12" meta:word-count="586" meta:character-count="3406" meta:non-whitespace-character-count="2830"/>
  </office:meta>
</office:document-meta>
</file>